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0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style:text-position="sub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 style:text-overline-style="wave" style:text-overline-width="bold" style:text-overline-color="font-color"/>
    </style:style>
    <style:style style:name="T4" style:family="text">
      <style:text-properties style:text-position="sub 58%"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polygon draw:style-name="gr1" draw:text-style-name="P1" draw:layer="layout" svg:width="4.599cm" svg:height="7.299cm" svg:x="14.2cm" svg:y="1.2cm" svg:viewBox="0 0 4600 7300" draw:points="0,0 0,2800 4600,7300 4600,4000">
          <text:p/>
        </draw:polygon>
        <draw:polygon draw:style-name="gr1" draw:text-style-name="P1" draw:layer="layout" svg:width="4.099cm" svg:height="4.099cm" svg:x="4.7cm" svg:y="3.5cm" svg:viewBox="0 0 4100 4100" draw:points="0,2400 700,3600 3300,4100 4100,3100 3800,0">
          <text:p/>
        </draw:polygon>
        <draw:polygon draw:style-name="gr1" draw:text-style-name="P1" draw:layer="layout" svg:width="3.499cm" svg:height="3.999cm" svg:x="8.4cm" svg:y="3.5cm" svg:viewBox="0 0 3500 4000" draw:points="100,0 0,0 400,3100 1400,4000 2600,4000 3500,1800">
          <text:p/>
        </draw:polygon>
        <draw:line draw:style-name="gr2" draw:text-style-name="P1" draw:layer="layout" svg:x1="8.4cm" svg:y1="3.6cm" svg:x2="16cm" svg:y2="3.2cm">
          <text:p/>
        </draw:line>
        <draw:line draw:style-name="gr2" draw:text-style-name="P1" draw:layer="layout" svg:x1="8.8cm" svg:y1="6.6cm" svg:x2="17.5cm" svg:y2="6.1cm">
          <text:p/>
        </draw:line>
        <draw:custom-shape draw:style-name="gr3" draw:text-style-name="P1" draw:layer="layout" svg:width="0.2cm" svg:height="0.2cm" svg:x="8.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4cm" svg:y1="3.6cm" svg:x2="8.8cm" svg:y2="6.6cm">
          <text:p/>
        </draw:line>
        <draw:line draw:style-name="gr5" draw:text-style-name="P1" draw:layer="layout" svg:x1="16cm" svg:y1="3.2cm" svg:x2="17.5cm" svg:y2="6.1cm">
          <text:p/>
        </draw:line>
        <draw:line draw:style-name="gr2" draw:text-style-name="P1" draw:layer="layout" svg:x1="15.2cm" svg:y1="2.7cm" svg:x2="18.2cm" svg:y2="6.5cm">
          <text:p/>
        </draw:line>
        <draw:custom-shape draw:style-name="gr3" draw:text-style-name="P1" draw:layer="layout" svg:width="0.2cm" svg:height="0.2cm" svg:x="15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7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5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8.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4cm" svg:height="1.171cm" svg:x="6.4cm" svg:y="5.191cm">
          <draw:text-box>
            <text:p><text:span text:style-name="T1">π</text:span><text:span text:style-name="T2">1</text:span></text:p>
          </draw:text-box>
        </draw:frame>
        <draw:frame draw:style-name="gr6" draw:layer="layout" svg:width="1.4cm" svg:height="1.171cm" svg:x="9.6cm" svg:y="5.092cm">
          <draw:text-box>
            <text:p><text:span text:style-name="T1">π</text:span><text:span text:style-name="T2">2</text:span></text:p>
          </draw:text-box>
        </draw:frame>
        <draw:frame draw:style-name="gr6" draw:layer="layout" svg:width="1.4cm" svg:height="1.171cm" svg:x="17.9cm" svg:y="7.293cm">
          <draw:text-box>
            <text:p><text:span text:style-name="T3">π</text:span><text:span text:style-name="T2">k</text:span></text:p>
          </draw:text-box>
        </draw:frame>
        <draw:line draw:style-name="gr7" draw:text-style-name="P1" draw:layer="layout" svg:x1="10.1cm" svg:y1="2.8cm" svg:x2="12.6cm" svg:y2="2.7cm">
          <text:p/>
        </draw:line>
        <draw:frame draw:style-name="gr8" draw:layer="layout" svg:width="1.4cm" svg:height="1.171cm" svg:x="10.7cm" svg:y="1.7cm">
          <draw:text-box>
            <text:p><text:span text:style-name="T1">ν</text:span><text:span text:style-name="T4">k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20:33:29</meta:creation-date>
    <dc:date>2012-12-16T20:47:15</dc:date>
    <meta:editing-duration>PT13M47S</meta:editing-duration>
    <meta:editing-cycles>1</meta:editing-cycles>
    <meta:document-statistic meta:object-count="19"/>
    <meta:generator>LibreOffice/3.4$Linux LibreOffice_project/340m1$Build-402</meta:generator>
  </office:meta>
</office:document-meta>
</file>